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dc72c" officeooo:paragraph-rsid="000dc72c"/>
    </style:style>
    <style:style style:name="P7" style:family="paragraph" style:parent-style-name="Heading_20_2">
      <style:text-properties style:use-window-font-color="true" loext:opacity="0%" style:font-name="Arial" fo:font-size="10pt" fo:language="en" fo:country="US" fo:font-weight="bold" officeooo:rsid="000dc72c" officeooo:paragraph-rsid="000dc72c" style:font-name-asian="Times New Roman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Text_20_body" style:list-style-name="WW8Num2"/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P12" style:family="paragraph" style:parent-style-name="Text_20_body" style:list-style-name="WW8Num7">
      <style:text-properties officeooo:rsid="000dc72c" officeooo:paragraph-rsid="000dc72c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dc72c" officeooo:paragraph-rsid="000dc72c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text-properties style:use-window-font-color="true" loext:opacity="0%" style:font-name="Times New Roman" fo:font-size="10pt" fo:language="en" fo:country="US" officeooo:rsid="000f16bf" officeooo:paragraph-rsid="000f16bf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Text_20_body" style:list-style-name="WW8Num2">
      <style:text-properties style:use-window-font-color="true" loext:opacity="0%" style:font-name="Times New Roman" fo:font-size="10pt" fo:language="en" fo:country="US" officeooo:rsid="000f16bf" officeooo:paragraph-rsid="000f16bf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Text_20_body" style:list-style-name="WW8Num7">
      <style:text-properties officeooo:rsid="000f16bf" officeooo:paragraph-rsid="000f16bf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Times New Roman" fo:font-size="10pt" fo:language="en" fo:country="US" officeooo:rsid="000e76b6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Times New Roman" fo:font-size="10pt" fo:language="en" fo:country="US" officeooo:rsid="000f16bf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officeooo:rsid="000dc72c"/>
    </style:style>
    <style:style style:name="T7" style:family="text">
      <style:text-properties officeooo:rsid="000f16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5">Sistema de propostas de aluguel</text:span><text:line-break/>Use-Case: <text:span text:style-name="T6">Cadastrar imóvel</text:span></text:h>
      <text:h text:style-name="Heading_20_1" text:outline-level="1">Brief Description</text:h>
      <text:p text:style-name="P13">Nesse caso um proprietário poderá cadastrar o seu imóvel no sistema</text:p>
      <text:h text:style-name="Heading_20_1" text:outline-level="1">Actor Brief Descriptions</text:h>
      <text:h text:style-name="P7" text:outline-level="2">Proprietário</text:h>
      <text:h text:style-name="Heading_20_1" text:outline-level="1">Preconditions</text:h>
      <text:p text:style-name="P13">Estar autenticado.</text:p>
      <text:p text:style-name="P13">Ser dono de um imóvel.</text:p>
      <text:h text:style-name="Heading_20_1" text:outline-level="1">Basic Flow of Events</text:h>
      <text:list xml:id="list76834377" text:style-name="WW8Num7">
        <text:list-item>
          <text:p text:style-name="P12">O proprietário irá clicar no botão de cadastrar novo imóvel</text:p>
        </text:list-item>
        <text:list-item>
          <text:p text:style-name="P12">O proprietário iŕa <text:span text:style-name="T3">inserir as seguintes informações no sistema: </text:span><text:span text:style-name="T4"><text:s/>classe do imóvel (apartamento, casa ou quarto), descrição, endereço, número máximo de hóspedes, data inicial do período de disponibilidade, data final do período de disponibilidade e valor de diária mínimo.</text:span></text:p>
        </text:list-item>
        <text:list-item>
          <text:p text:style-name="P12">O sistema irá validar as informações inseridas pelo proprietário</text:p>
        </text:list-item>
        <text:list-item>
          <text:p text:style-name="P16">O sistema irá cadastrar o imóvel no banco de dados</text:p>
        </text:list-item>
        <text:list-item>
          <text:p text:style-name="P12">O sistema irá redirecionar o proprietário para a sua lista de imóveis</text:p>
        </text:list-item>
      </text:list>
      <text:h text:style-name="Heading_20_1" text:outline-level="1">Alternative Flows</text:h>
      <text:h text:style-name="P6" text:outline-level="2">Caso as informações do imóvel estejam incorretas.</text:h>
      <text:p text:style-name="P14">O sistema irá validar se os valores não estão faltando <text:s/>e se eles estão dentro do esperado(exemplo: receber um valor númerico para o número máximo de hóspedes)</text:p>
      <text:list xml:id="list4069734635" text:style-name="WW8Num2">
        <text:list-item>
          <text:p text:style-name="P9"><text:span text:style-name="T4">Se algum valor estiver incorreto o sistema irá avisar qual o campo esta incorreto.</text:span> </text:p>
        </text:list-item>
        <text:list-item>
          <text:p text:style-name="P15">Segue para o evento 2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c72c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Cadastrar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2:08:58.611301741</dc:date>
    <meta:editing-cycles>5</meta:editing-cycles>
    <meta:editing-duration>PT11M5S</meta:editing-duration>
    <meta:generator>LibreOffice/7.1.2.2$Linux_X86_64 LibreOffice_project/10$Build-2</meta:generator>
    <meta:document-statistic meta:table-count="2" meta:image-count="0" meta:object-count="0" meta:page-count="1" meta:paragraph-count="26" meta:word-count="209" meta:character-count="1272" meta:non-whitespace-character-count="1103"/>
  </office:meta>
</office:document-meta>
</file>